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de">
      <style:text-properties officeooo:rsid="0027e648" officeooo:paragraph-rsid="0027e648"/>
    </style:style>
    <style:style style:name="P2" style:family="paragraph" style:parent-style-name="Code">
      <style:text-properties officeooo:rsid="0029d730" officeooo:paragraph-rsid="0029d730"/>
    </style:style>
    <style:style style:name="P3" style:family="paragraph" style:parent-style-name="Code">
      <style:text-properties officeooo:rsid="002d5118" officeooo:paragraph-rsid="002d511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20d7e0"/>
    </style:style>
    <style:style style:name="P6" style:family="paragraph" style:parent-style-name="Text_20_body" style:list-style-name="L1">
      <style:text-properties officeooo:rsid="001ed1ca" officeooo:paragraph-rsid="0020d7e0"/>
    </style:style>
    <style:style style:name="P7" style:family="paragraph" style:parent-style-name="Text_20_body" style:list-style-name="L2">
      <style:text-properties officeooo:rsid="001ed1ca" officeooo:paragraph-rsid="002a98a2"/>
    </style:style>
    <style:style style:name="P8" style:family="paragraph" style:parent-style-name="Text_20_body" style:list-style-name="L2">
      <style:text-properties officeooo:rsid="001ed1ca" officeooo:paragraph-rsid="002d5118"/>
    </style:style>
    <style:style style:name="P9" style:family="paragraph" style:parent-style-name="Text_20_body" style:list-style-name="L1">
      <style:text-properties officeooo:rsid="0020d7e0" officeooo:paragraph-rsid="0027e648"/>
    </style:style>
    <style:style style:name="P10" style:family="paragraph" style:parent-style-name="Text_20_body" style:list-style-name="L1">
      <style:text-properties officeooo:rsid="0020d7e0" officeooo:paragraph-rsid="0020d7e0"/>
    </style:style>
    <style:style style:name="P11" style:family="paragraph" style:parent-style-name="Text_20_body" style:list-style-name="L2">
      <style:text-properties officeooo:rsid="0020d7e0" officeooo:paragraph-rsid="002d5118"/>
    </style:style>
    <style:style style:name="P12" style:family="paragraph" style:parent-style-name="Text_20_body" style:list-style-name="L1">
      <style:text-properties officeooo:rsid="0027e648" officeooo:paragraph-rsid="0027e648"/>
    </style:style>
    <style:style style:name="P13" style:family="paragraph" style:parent-style-name="Text_20_body" style:list-style-name="L1">
      <style:text-properties officeooo:rsid="0029d730" officeooo:paragraph-rsid="0029d730"/>
    </style:style>
    <style:style style:name="P14" style:family="paragraph" style:parent-style-name="Text_20_body" style:list-style-name="L2">
      <style:text-properties officeooo:rsid="002a98a2" officeooo:paragraph-rsid="002a98a2"/>
    </style:style>
    <style:style style:name="P15" style:family="paragraph" style:parent-style-name="Text_20_body">
      <style:text-properties officeooo:rsid="002a98a2" officeooo:paragraph-rsid="002a98a2"/>
    </style:style>
    <style:style style:name="P16" style:family="paragraph" style:parent-style-name="Text_20_body" style:list-style-name="L2">
      <style:text-properties officeooo:rsid="002f3230" officeooo:paragraph-rsid="002f3230"/>
    </style:style>
    <style:style style:name="P17" style:family="paragraph" style:parent-style-name="Text_20_body" style:list-style-name="L2">
      <style:text-properties officeooo:rsid="002d5118" officeooo:paragraph-rsid="002d5118"/>
    </style:style>
    <style:style style:name="P18" style:family="paragraph" style:parent-style-name="Text_20_body" style:list-style-name="L2">
      <style:text-properties officeooo:rsid="002eca18" officeooo:paragraph-rsid="002eca18"/>
    </style:style>
    <style:style style:name="P19" style:family="paragraph" style:parent-style-name="Code">
      <style:text-properties officeooo:rsid="0030fd23" officeooo:paragraph-rsid="0030fd23"/>
    </style:style>
    <style:style style:name="P20" style:family="paragraph" style:parent-style-name="Code">
      <style:text-properties officeooo:rsid="003316a6" officeooo:paragraph-rsid="003316a6"/>
    </style:style>
    <style:style style:name="P21" style:family="paragraph" style:parent-style-name="Code">
      <style:text-properties officeooo:rsid="00333bbf" officeooo:paragraph-rsid="00333bbf"/>
    </style:style>
    <style:style style:name="P22" style:family="paragraph" style:parent-style-name="Code">
      <style:text-properties officeooo:rsid="0034b834" officeooo:paragraph-rsid="0034b834"/>
    </style:style>
    <style:style style:name="P23" style:family="paragraph" style:parent-style-name="Heading_20_1">
      <style:text-properties officeooo:rsid="001ed1ca" officeooo:paragraph-rsid="001ed1ca"/>
    </style:style>
    <style:style style:name="P24" style:family="paragraph" style:parent-style-name="Heading_20_1">
      <style:text-properties officeooo:rsid="001ed1ca" officeooo:paragraph-rsid="0029d730"/>
    </style:style>
    <style:style style:name="T1" style:family="text">
      <style:text-properties officeooo:rsid="001ed1ca"/>
    </style:style>
    <style:style style:name="T2" style:family="text">
      <style:text-properties officeooo:rsid="0027e648"/>
    </style:style>
    <style:style style:name="T3" style:family="text">
      <style:text-properties officeooo:rsid="002a98a2"/>
    </style:style>
    <style:style style:name="T4" style:family="text">
      <style:text-properties officeooo:rsid="002f3230"/>
    </style:style>
    <style:style style:name="T5" style:family="text">
      <style:text-properties officeooo:rsid="0030c923"/>
    </style:style>
    <style:style style:name="T6" style:family="text">
      <style:text-properties officeooo:rsid="0030fd23"/>
    </style:style>
    <style:style style:name="T7" style:family="text">
      <style:text-properties officeooo:rsid="00322ec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програмування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h text:style-name="P23" text:outline-level="1">Задача 1.</text:h>
      <text:list xml:id="list2730018713931805166" text:style-name="L1">
        <text:list-item>
          <text:p text:style-name="P5"><text:span text:style-name="T1">Постановка задачі: Складіть програму, яка виводить на екран значення функції F(x) у заданому діапазоні. Області допустимих значень параметрів формул визначте самостійно. Діапазон і крок зміни аргументу задайте з клавіатури під час виконання програми.</text:span><text:span text:style-name="T1"><draw:frame draw:style-name="fr1" draw:name="Object1" text:anchor-type="as-char" svg:y="-0.5181in" svg:width="3.0835in" svg:height="0.937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6">Опис ходу розв’язку:</text:p>
          <text:list>
            <text:list-item>
              <text:p text:style-name="P9">Вхід чисел a, b, <text:span text:style-name="T2">мають тип int, тому значення можуть бути тільки від -2147483647 до 2147483647</text:span> <text:span text:style-name="T2">і</text:span> позначають діапазон чисел [a,b], <text:span text:style-name="T6">а також вхід h у типі double</text:span> <text:span text:style-name="T6">і позначає крок виконання</text:span></text:p>
            </text:list-item>
            <text:list-item>
              <text:p text:style-name="P12">Перевірка правильності вхідних даних і їх зміна при неправильності даних</text:p>
            </text:list-item>
            <text:list-item>
              <text:p text:style-name="P10">Цикл від a до b із кроком h у i та перевірка до якого діапазону входить i</text:p>
            </text:list-item>
            <text:list-item>
              <text:p text:style-name="P10">Використання формули з підставкою i до x залежно від діапазону (у першому діапазоні обчислювання отримуються у long double для більшої точності) та вихід отриманих даних</text:p>
            </text:list-item>
          </text:list>
        </text:list-item>
        <text:list-item>
          <text:p text:style-name="P10">Вихідний текст програми розв’язку задачі</text:p>
        </text:list-item>
      </text:list>
      <text:p text:style-name="P21">#include &lt;stdio.h&gt;</text:p>
      <text:p text:style-name="P21">#include &lt;math.h&gt;</text:p>
      <text:p text:style-name="P21">#include &lt;complex.h&gt;</text:p>
      <text:p text:style-name="P21"/>
      <text:p text:style-name="P21">int main(int argc, char **argv)</text:p>
      <text:p text:style-name="P21">{</text:p>
      <text:p text:style-name="P21"><text:tab/>int a,b,tmp;double h,i;</text:p>
      <text:p text:style-name="P21"><text:tab/>printf("Введите интервал [a,b] и шаг h\na=");</text:p>
      <text:p text:style-name="P21"><text:soft-page-break/><text:tab/>scanf("%i",&amp;a);</text:p>
      <text:p text:style-name="P21"><text:tab/>printf("b=");</text:p>
      <text:p text:style-name="P21"><text:tab/>scanf("%i",&amp;b);</text:p>
      <text:p text:style-name="P21"><text:tab/>printf("h=");</text:p>
      <text:p text:style-name="P21"><text:tab/>scanf("%lf",&amp;h);</text:p>
      <text:p text:style-name="P21"><text:tab/>if (a&gt;b) {</text:p>
      <text:p text:style-name="P21"><text:tab/><text:tab/>tmp=a;a=b;b=tmp;</text:p>
      <text:p text:style-name="P21"><text:tab/>}</text:p>
      <text:p text:style-name="P21"><text:tab/>if (h==0) h=1;</text:p>
      <text:p text:style-name="P21"><text:tab/>else if (h&lt;0) h=-h;</text:p>
      <text:p text:style-name="P21"><text:tab/>printf("[%i,%i] step %f\n",a,b,h);</text:p>
      <text:p text:style-name="P21"><text:tab/>for (i=a;i&lt;=b;i+=h) {</text:p>
      <text:p text:style-name="P21"><text:tab/><text:tab/>if (-7&lt;i &amp;&amp; i&lt;-5)</text:p>
      <text:p text:style-name="P21"><text:tab/><text:tab/><text:tab/>printf("x=%-11g f(x)=%Lg\n",i,sqrtl(cabsl(sinl(i)))*cbrtl(expl(0.12*i))/3);</text:p>
      <text:p text:style-name="P21"><text:tab/><text:tab/>else if (-5&lt;i &amp;&amp; i&lt;-3)</text:p>
      <text:p text:style-name="P21"><text:tab/><text:tab/><text:tab/>printf("x=%-11g f(x)=%g\n",i,pow(i,20));</text:p>
      <text:p text:style-name="P21"><text:tab/><text:tab/>else printf("x=%-11g f(x)=%g\n",i,pow(i,-20));</text:p>
      <text:p text:style-name="P21"><text:tab/>}</text:p>
      <text:p text:style-name="P21"><text:tab/>return 0;</text:p>
      <text:p text:style-name="P21">}</text:p>
      <text:p text:style-name="P1"/>
      <text:list xml:id="list213513728246103" text:continue-numbering="true" text:style-name="L1">
        <text:list-item>
          <text:p text:style-name="P13">Опис інтерфейсу програми:</text:p>
          <text:list>
            <text:list-item>
              <text:p text:style-name="P13">Вхід <text:span text:style-name="T7">2</text:span>-ох цілих чисел <text:span text:style-name="T7">a і b та дійсного числа h</text:span></text:p>
            </text:list-item>
            <text:list-item>
              <text:p text:style-name="P13">Вихід виправлених даних.</text:p>
            </text:list-item>
            <text:list-item>
              <text:p text:style-name="P13">Вихід по одному числу на <text:span text:style-name="T7">рядок</text:span> за ітерацію</text:p>
            </text:list-item>
          </text:list>
        </text:list-item>
        <text:list-item>
          <text:p text:style-name="P4">Опис тестових прикладів:</text:p>
        </text:list-item>
      </text:list>
      <text:p text:style-name="P20">x=-8 <text:s text:c="9"/>f(x)=8.67362e-19</text:p>
      <text:p text:style-name="P20">x=-7.9 <text:s text:c="7"/>f(x)=1.11547e-18</text:p>
      <text:p text:style-name="P20">x=-7.8 <text:s text:c="7"/>f(x)=1.43916e-18</text:p>
      <text:p text:style-name="P20">x=-7.7 <text:s text:c="7"/>f(x)=1.86288e-18</text:p>
      <text:p text:style-name="P20">x=-7.6 <text:s text:c="7"/>f(x)=2.41951e-18</text:p>
      <text:p text:style-name="P20">x=-7.5 <text:s text:c="7"/>f(x)=3.15337e-18</text:p>
      <text:p text:style-name="P20">x=-7.4 <text:s text:c="7"/>f(x)=4.12445e-18</text:p>
      <text:p text:style-name="P20">x=-7.3 <text:s text:c="7"/>f(x)=5.41431e-18</text:p>
      <text:p text:style-name="P20">x=-7.2 <text:s text:c="7"/>f(x)=7.13428e-18</text:p>
      <text:p text:style-name="P20">x=-7.1 <text:s text:c="7"/>f(x)=9.43698e-18</text:p>
      <text:p text:style-name="P20">x=-7 <text:s text:c="9"/>f(x)=1.25325e-17</text:p>
      <text:p text:style-name="P20">x=-6.9 <text:s text:c="7"/>f(x)=0.192372</text:p>
      <text:p text:style-name="P20">x=-6.8 <text:s text:c="7"/>f(x)=0.178511</text:p>
      <text:p text:style-name="P20">x=-6.7 <text:s text:c="7"/>f(x)=0.162231</text:p>
      <text:p text:style-name="P20">x=-6.6 <text:s text:c="7"/>f(x)=0.142884</text:p>
      <text:p text:style-name="P20">x=-6.5 <text:s text:c="7"/>f(x)=0.119207</text:p>
      <text:p text:style-name="P20">x=-6.4 <text:s text:c="7"/>f(x)=0.0880956</text:p>
      <text:p text:style-name="P20">x=-6.3 <text:s text:c="7"/>f(x)=0.0335947</text:p>
      <text:p text:style-name="P20">x=-6.2 <text:s text:c="7"/>f(x)=0.0749802</text:p>
      <text:p text:style-name="P20">x=-6.1 <text:s text:c="7"/>f(x)=0.111465</text:p>
      <text:p text:style-name="P20">x=-6 <text:s text:c="9"/>f(x)=0.138603</text:p>
      <text:p text:style-name="P20">x=-5.9 <text:s text:c="7"/>f(x)=0.160972</text:p>
      <text:p text:style-name="P20">x=-5.8 <text:s text:c="7"/>f(x)=0.180162</text:p>
      <text:p text:style-name="P20">x=-5.7 <text:s text:c="7"/>f(x)=0.19693</text:p>
      <text:p text:style-name="P20">x=-5.6 <text:s text:c="7"/>f(x)=0.211691</text:p>
      <text:p text:style-name="P20">x=-5.5 <text:s text:c="7"/>f(x)=0.224696</text:p>
      <text:p text:style-name="P20"><text:soft-page-break/>x=-5.4 <text:s text:c="7"/>f(x)=0.236099</text:p>
      <text:p text:style-name="P20">x=-5.3 <text:s text:c="7"/>f(x)=0.246003</text:p>
      <text:p text:style-name="P20">x=-5.2 <text:s text:c="7"/>f(x)=0.254471</text:p>
      <text:p text:style-name="P20">x=-5.1 <text:s text:c="7"/>f(x)=0.261544</text:p>
      <text:p text:style-name="P20">x=-5 <text:s text:c="9"/>f(x)=0.267246</text:p>
      <text:p text:style-name="P20">x=-4.9 <text:s text:c="7"/>f(x)=6.36681e+13</text:p>
      <text:p text:style-name="P20">x=-4.8 <text:s text:c="7"/>f(x)=4.21526e+13</text:p>
      <text:p text:style-name="P20">x=-4.7 <text:s text:c="7"/>f(x)=2.76667e+13</text:p>
      <text:p text:style-name="P20">x=-4.6 <text:s text:c="7"/>f(x)=1.79952e+13</text:p>
      <text:p text:style-name="P20">x=-4.5 <text:s text:c="7"/>f(x)=1.15945e+13</text:p>
      <text:p text:style-name="P20">x=-4.4 <text:s text:c="7"/>f(x)=7.39696e+12</text:p>
      <text:p text:style-name="P20">x=-4.3 <text:s text:c="7"/>f(x)=4.67056e+12</text:p>
      <text:p text:style-name="P20">x=-4.2 <text:s text:c="7"/>f(x)=2.91733e+12</text:p>
      <text:p text:style-name="P20">x=-4.1 <text:s text:c="7"/>f(x)=1.80168e+12</text:p>
      <text:p text:style-name="P20">x=-4 <text:s text:c="9"/>f(x)=1.09951e+12</text:p>
      <text:p text:style-name="P20">x=-3.9 <text:s text:c="7"/>f(x)=6.62662e+11</text:p>
      <text:p text:style-name="P20">x=-3.8 <text:s text:c="7"/>f(x)=3.94159e+11</text:p>
      <text:p text:style-name="P20">x=-3.7 <text:s text:c="7"/>f(x)=2.31225e+11</text:p>
      <text:p text:style-name="P20">x=-3.6 <text:s text:c="7"/>f(x)=1.33675e+11</text:p>
      <text:p text:style-name="P20">x=-3.5 <text:s text:c="7"/>f(x)=7.60958e+10</text:p>
      <text:p text:style-name="P20">x=-3.4 <text:s text:c="7"/>f(x)=4.26166e+10</text:p>
      <text:p text:style-name="P20">x=-3.3 <text:s text:c="7"/>f(x)=2.34573e+10</text:p>
      <text:p text:style-name="P20">x=-3.2 <text:s text:c="7"/>f(x)=1.26765e+10</text:p>
      <text:p text:style-name="P20">x=-3.1 <text:s text:c="7"/>f(x)=6.71791e+09</text:p>
      <text:p text:style-name="P20">x=-3 <text:s text:c="9"/>f(x)=3.48678e+09</text:p>
      <text:p text:style-name="P20">x=-2.9 <text:s text:c="7"/>f(x)=5.64989e-10</text:p>
      <text:p text:style-name="P20">x=-2.8 <text:s text:c="7"/>f(x)=1.13983e-09</text:p>
      <text:p text:style-name="P20">x=-2.7 <text:s text:c="7"/>f(x)=2.35898e-09</text:p>
      <text:p text:style-name="P20">x=-2.6 <text:s text:c="7"/>f(x)=5.01803e-09</text:p>
      <text:p text:style-name="P20">x=-2.5 <text:s text:c="7"/>f(x)=1.09951e-08</text:p>
      <text:p text:style-name="P20">x=-2.4 <text:s text:c="7"/>f(x)=2.48757e-08</text:p>
      <text:p text:style-name="P20">x=-2.3 <text:s text:c="7"/>f(x)=5.82698e-08</text:p>
      <text:p text:style-name="P20">x=-2.2 <text:s text:c="7"/>f(x)=1.41758e-07</text:p>
      <text:p text:style-name="P20">x=-2.1 <text:s text:c="7"/>f(x)=3.5943e-07</text:p>
      <text:p text:style-name="P20">x=-2 <text:s text:c="9"/>f(x)=9.53674e-07</text:p>
      <text:p text:style-name="P20">x=-1.9 <text:s text:c="7"/>f(x)=2.66028e-06</text:p>
      <text:p text:style-name="P20">x=-1.8 <text:s text:c="7"/>f(x)=7.84422e-06</text:p>
      <text:p text:style-name="P20">x=-1.7 <text:s text:c="7"/>f(x)=2.46049e-05</text:p>
      <text:p text:style-name="P20">x=-1.6 <text:s text:c="7"/>f(x)=8.27181e-05</text:p>
      <text:p text:style-name="P20">x=-1.5 <text:s text:c="7"/>f(x)=0.000300729</text:p>
      <text:p text:style-name="P20">x=-1.4 <text:s text:c="7"/>f(x)=0.0011952</text:p>
      <text:p text:style-name="P20">x=-1.3 <text:s text:c="7"/>f(x)=0.00526178</text:p>
      <text:p text:style-name="P20">x=-1.2 <text:s text:c="7"/>f(x)=0.0260841</text:p>
      <text:p text:style-name="P20">x=-1.1 <text:s text:c="7"/>f(x)=0.148644</text:p>
      <text:p text:style-name="P20">x=-1 <text:s text:c="9"/>f(x)=1</text:p>
      <text:p text:style-name="P20">x=-0.9 <text:s text:c="7"/>f(x)=8.22526</text:p>
      <text:p text:style-name="P20">x=-0.8 <text:s text:c="7"/>f(x)=86.7362</text:p>
      <text:p text:style-name="P20">x=-0.7 <text:s text:c="7"/>f(x)=1253.25</text:p>
      <text:p text:style-name="P20">x=-0.6 <text:s text:c="7"/>f(x)=27351.1</text:p>
      <text:p text:style-name="P20">x=-0.5 <text:s text:c="7"/>f(x)=1.04858e+06</text:p>
      <text:p text:style-name="P20">x=-0.4 <text:s text:c="7"/>f(x)=9.09495e+07</text:p>
      <text:p text:style-name="P20">x=-0.3 <text:s text:c="7"/>f(x)=2.86797e+10</text:p>
      <text:p text:style-name="P20">x=-0.2 <text:s text:c="7"/>f(x)=9.53674e+13</text:p>
      <text:p text:style-name="P20">x=-0.1 <text:s text:c="7"/>f(x)=1e+20</text:p>
      <text:p text:style-name="P20">x=-1.16851e-14 f(x)=4.4397e+278</text:p>
      <text:p text:style-name="P20">x=0.1 <text:s text:c="8"/>f(x)=1e+20</text:p>
      <text:p text:style-name="P20">x=0.2 <text:s text:c="8"/>f(x)=9.53674e+13</text:p>
      <text:p text:style-name="P20">x=0.3 <text:s text:c="8"/>f(x)=2.86797e+10</text:p>
      <text:p text:style-name="P20"><text:soft-page-break/>x=0.4 <text:s text:c="8"/>f(x)=9.09495e+07</text:p>
      <text:p text:style-name="P20">x=0.5 <text:s text:c="8"/>f(x)=1.04858e+06</text:p>
      <text:p text:style-name="P20">x=0.6 <text:s text:c="8"/>f(x)=27351.1</text:p>
      <text:p text:style-name="P20">x=0.7 <text:s text:c="8"/>f(x)=1253.25</text:p>
      <text:p text:style-name="P20">x=0.8 <text:s text:c="8"/>f(x)=86.7362</text:p>
      <text:p text:style-name="P20">x=0.9 <text:s text:c="8"/>f(x)=8.22526</text:p>
      <text:p text:style-name="P20">x=1 <text:s text:c="10"/>f(x)=1</text:p>
      <text:p text:style-name="P20">x=1.1 <text:s text:c="8"/>f(x)=0.148644</text:p>
      <text:p text:style-name="P20">x=1.2 <text:s text:c="8"/>f(x)=0.0260841</text:p>
      <text:p text:style-name="P20">x=1.3 <text:s text:c="8"/>f(x)=0.00526178</text:p>
      <text:p text:style-name="P20">x=1.4 <text:s text:c="8"/>f(x)=0.0011952</text:p>
      <text:p text:style-name="P20">x=1.5 <text:s text:c="8"/>f(x)=0.000300729</text:p>
      <text:p text:style-name="P20">x=1.6 <text:s text:c="8"/>f(x)=8.27181e-05</text:p>
      <text:p text:style-name="P20">x=1.7 <text:s text:c="8"/>f(x)=2.46049e-05</text:p>
      <text:p text:style-name="P20">x=1.8 <text:s text:c="8"/>f(x)=7.84422e-06</text:p>
      <text:p text:style-name="P20">x=1.9 <text:s text:c="8"/>f(x)=2.66028e-06</text:p>
      <text:p text:style-name="P20">x=2 <text:s text:c="10"/>f(x)=9.53674e-07</text:p>
      <text:p text:style-name="P20">x=2.1 <text:s text:c="8"/>f(x)=3.5943e-07</text:p>
      <text:p text:style-name="P20">x=2.2 <text:s text:c="8"/>f(x)=1.41758e-07</text:p>
      <text:p text:style-name="P20">x=2.3 <text:s text:c="8"/>f(x)=5.82698e-08</text:p>
      <text:p text:style-name="P20">x=2.4 <text:s text:c="8"/>f(x)=2.48757e-08</text:p>
      <text:p text:style-name="P20">x=2.5 <text:s text:c="8"/>f(x)=1.09951e-08</text:p>
      <text:p text:style-name="P20">x=2.6 <text:s text:c="8"/>f(x)=5.01803e-09</text:p>
      <text:p text:style-name="P20">x=2.7 <text:s text:c="8"/>f(x)=2.35898e-09</text:p>
      <text:p text:style-name="P20">x=2.8 <text:s text:c="8"/>f(x)=1.13983e-09</text:p>
      <text:p text:style-name="P20">x=2.9 <text:s text:c="8"/>f(x)=5.64989e-10</text:p>
      <text:p text:style-name="P20">x=3 <text:s text:c="10"/>f(x)=2.86797e-10</text:p>
      <text:h text:style-name="P24" text:outline-level="1">Задача 2.</text:h>
      <text:list xml:id="list154983488860522654" text:style-name="L2">
        <text:list-item>
          <text:p text:style-name="P7">Постановка задачі: <text:span text:style-name="T3">Складіть програму обчислення функції, заданою за допомогою ряду. Необхідні дані введіть з клавіатури під час виконання програми. Виведіть на екран: </text:span></text:p>
          <text:list>
            <text:list-item>
              <text:p text:style-name="P14">суму перших 5 членів ряду; </text:p>
            </text:list-item>
            <text:list-item>
              <text:p text:style-name="P14">суму ряду із введеною точністю ε та кількість виконаних ітерацій; </text:p>
            </text:list-item>
            <text:list-item>
              <text:p text:style-name="P14">значення функції, обчислене за допомогою стандартних математичних функцій.</text:p>
            </text:list-item>
          </text:list>
        </text:list-item>
      </text:list>
      <text:p text:style-name="P15"><draw:frame draw:style-name="fr2" draw:name="Object2" text:anchor-type="as-char" svg:y="-0.2799in" svg:width="3.590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213515222667961" text:continue-numbering="true" text:style-name="L2">
        <text:list-item>
          <text:p text:style-name="P8">Опис ходу розв’язку:</text:p>
          <text:list>
            <text:list-item>
              <text:p text:style-name="P16">Вхід x та е у типі long double для більшої точності.</text:p>
            </text:list-item>
            <text:list-item>
              <text:p text:style-name="P16">Виправлення вхідних даних.</text:p>
            </text:list-item>
            <text:list-item>
              <text:p text:style-name="P16">Виконання суми до тих пір, доки не <text:span text:style-name="T5">отримаємо</text:span> потрібну точність або не буде 5 ітерацій.</text:p>
            </text:list-item>
            <text:list-item>
              <text:p text:style-name="P16"><text:soft-page-break/>Виконання обчислень стандартними фу<text:span text:style-name="T5">н</text:span>кціями</text:p>
            </text:list-item>
            <text:list-item>
              <text:p text:style-name="P16">Вихід потрібних даних.</text:p>
            </text:list-item>
          </text:list>
        </text:list-item>
        <text:list-item>
          <text:p text:style-name="P11">Вихідний текст програми розв’язку задачі</text:p>
        </text:list-item>
      </text:list>
      <text:p text:style-name="P22">#include &lt;stdio.h&gt;</text:p>
      <text:p text:style-name="P22">#include &lt;math.h&gt;</text:p>
      <text:p text:style-name="P22">int main(int argc, char **argv)</text:p>
      <text:p text:style-name="P22">{</text:p>
      <text:p text:style-name="P22"><text:tab/>long double x,e,sold=1,s5=0,s=0; int i=0,j=0,ep=0;</text:p>
      <text:p text:style-name="P22"><text:tab/>printf("Введіть значення x в діапазоні [-1;1]\nx=");</text:p>
      <text:p text:style-name="P22"><text:tab/>scanf("%Lf",&amp;x);</text:p>
      <text:p text:style-name="P22"><text:tab/>printf("Введіть потрібну точність обчислення сумми ряду:\nE=");</text:p>
      <text:p text:style-name="P22"><text:tab/>scanf("%Lf",&amp;e);</text:p>
      <text:p text:style-name="P22"><text:tab/>for (;x&lt;-1 || x&gt;1;x/=10) {}</text:p>
      <text:p text:style-name="P22"><text:tab/>ep=log10l(e);</text:p>
      <text:p text:style-name="P22"><text:tab/>if (ep&lt;0) ep=-ep;</text:p>
      <text:p text:style-name="P22"><text:tab/>e=pow(10,-ep);</text:p>
      <text:p text:style-name="P22"><text:tab/>printf("x=%Lg e=%Lg\n",x,e);</text:p>
      <text:p text:style-name="P22"><text:tab/>for (;floor(sold/e)!=floor(s/e);i++) {</text:p>
      <text:p text:style-name="P22"><text:tab/><text:tab/>sold=s;</text:p>
      <text:p text:style-name="P22"><text:tab/><text:tab/>s+=powl(-1,i)*powl(x,2*i+1)/(2*i+1);</text:p>
      <text:p text:style-name="P22"><text:tab/><text:tab/>if (i==4) s5=s;</text:p>
      <text:p text:style-name="P22"><text:tab/>}</text:p>
      <text:p text:style-name="P22"><text:tab/>if (i&lt;4) {</text:p>
      <text:p text:style-name="P22"><text:tab/><text:tab/>for (j=0;j&lt;4;j++) {</text:p>
      <text:p text:style-name="P22"><text:tab/><text:tab/><text:tab/>s5+=powl(-1,j)*powl(x,2*j+1)/(2*j+1);</text:p>
      <text:p text:style-name="P22"><text:tab/><text:tab/>}</text:p>
      <text:p text:style-name="P22"><text:tab/>}</text:p>
      <text:p text:style-name="P22"><text:tab/>printf("%.*Lf - сумма перших п’яти членів ряду становить\n",ep,s5);</text:p>
      <text:p text:style-name="P22"><text:tab/>printf("%.*Lf - сумма ряду с точністю %Lg становить\n",ep,s,e);</text:p>
      <text:p text:style-name="P22"><text:tab/>printf("%.*Lf - результат обчислень за допомогою стандартних математичних функцій\n",ep,atanl(x));</text:p>
      <text:p text:style-name="P22"><text:tab/>printf("%i - кількість виконаних ітерацій \n",i);</text:p>
      <text:p text:style-name="P22"><text:tab/>return 0;</text:p>
      <text:p text:style-name="P22">}</text:p>
      <text:list xml:id="list213515114457632" text:continue-numbering="true" text:style-name="L2">
        <text:list-item>
          <text:p text:style-name="P17">Опис інтерфейсу програми</text:p>
          <text:list>
            <text:list-item>
              <text:p text:style-name="P18">Запит на вхідні данні</text:p>
            </text:list-item>
            <text:list-item>
              <text:p text:style-name="P18">Вихід виправлених <text:span text:style-name="T4">даних</text:span></text:p>
            </text:list-item>
            <text:list-item>
              <text:p text:style-name="P18">Вихід отриманих чисел та кількості ітерацій</text:p>
            </text:list-item>
          </text:list>
        </text:list-item>
        <text:list-item>
          <text:p text:style-name="P17">Опис тестових прикладів</text:p>
        </text:list-item>
      </text:list>
      <text:p text:style-name="P22">Введіть значення x в діапазоні [-1;1]</text:p>
      <text:p text:style-name="P22">x=0.99</text:p>
      <text:p text:style-name="P22">Введіть потрібну точність обчислення сумми ряду:</text:p>
      <text:p text:style-name="P22">E=0.0000000000001</text:p>
      <text:p text:style-name="P22">x=0.99 e=1e-13</text:p>
      <text:p text:style-name="P22">0.8251147338089 - сумма перших п’яти членів ряду становить</text:p>
      <text:p text:style-name="P22">0.7803730800666 - сумма ряду с точністю 1e-13 становить</text:p>
      <text:p text:style-name="P22">0.7803730800666 - результат обчислень за допомогою стандартних математичних функцій</text:p>
      <text:p text:style-name="P22">1122 - кількість виконаних ітерацій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ackground-color="transparent">
        <style:background-image/>
      </style:paragraph-properties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top="0in" fo:margin-bottom="0in" style:contextual-spacing="false" fo:line-height="100%"/>
      <style:text-properties fo:font-size="10pt" officeooo:rsid="0021c295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7-11-27T21:35:13.274833163</dc:date>
    <meta:editing-duration>PT4H21M56S</meta:editing-duration>
    <meta:editing-cycles>18</meta:editing-cycles>
    <meta:generator>LibreOffice/4.2.8.2$Linux_x86 LibreOffice_project/420m0$Build-2</meta:generator>
    <meta:document-statistic meta:table-count="0" meta:image-count="0" meta:object-count="2" meta:page-count="5" meta:paragraph-count="214" meta:word-count="738" meta:character-count="7051" meta:non-whitespace-character-count="555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n>3</mn>
                    </mfrac>
                    <msqrt>
                      <mrow>
                        <mo fence="true" stretchy="true">|</mo>
                        <mrow>
                          <mrow>
                            <mi>sin</mi>
                            <mi>x</mi>
                          </mrow>
                        </mrow>
                        <mo fence="true" stretchy="true">|</mo>
                      </mrow>
                    </msqrt>
                    <mroot>
                      <msup>
                        <mi mathvariant="normal">e</mi>
                        <mrow>
                          <mn>0.12</mn>
                          <mi>x</mi>
                        </mrow>
                      </msup>
                      <mn>3</mn>
                    </mroot>
                    <mi>,</mi>
                  </mrow>
                </mtd>
                <mtd>
                  <mrow>
                    <mrow>
                      <mo stretchy="false">−</mo>
                      <mn>5</mn>
                    </mrow>
                    <mo stretchy="false">&lt;</mo>
                    <mi>x</mi>
                    <mo stretchy="false">&lt;</mo>
                    <mrow>
                      <mo stretchy="false">−</mo>
                      <mn>3</mn>
                    </mrow>
                  </mrow>
                </mtd>
              </mtr>
              <mtr>
                <mtd>
                  <mrow>
                    <msup>
                      <mi>x</mi>
                      <mn>20</mn>
                    </msup>
                    <mi>,</mi>
                  </mrow>
                </mtd>
                <mtd>
                  <mrow>
                    <mrow>
                      <mo stretchy="false">−</mo>
                      <mn>7</mn>
                    </mrow>
                    <mo stretchy="false">&lt;</mo>
                    <mi>x</mi>
                    <mo stretchy="false">&lt;</mo>
                    <mrow>
                      <mo stretchy="false">−</mo>
                      <mn>5</mn>
                    </mrow>
                  </mrow>
                </mtd>
              </mtr>
              <mtr>
                <mtd>
                  <mrow>
                    <msup>
                      <mi>x</mi>
                      <mrow>
                        <mo stretchy="false">−</mo>
                        <mn>20</mn>
                      </mrow>
                    </msup>
                    <mi>,</mi>
                  </mrow>
                </mtd>
                <mtd>
                  <mrow>
                    <mi>в</mi>
                    <mi mathvariant="italic">іншому</mi>
                    <mi mathvariant="italic">випадку</mi>
                  </mrow>
                </mtd>
              </mtr>
            </mtable>
          </mrow>
        </mrow>
      </mrow>
    </mrow>
    <annotation encoding="StarMath 5.0">alignl F(x) = left lbrace matrix { {1} over {3} sqrt{ abs{ sin x } } nroot{3}{ func e^{0.12x} }, # -5&lt;x&lt;-3 ## x^20 , # -7&lt;x&lt;-5 ## x^-20 , # в іншому випадку } right none
</annotation>
  </semantics>
</math>
</file>

<file path=Object 2/content.xml><?xml version="1.0" encoding="utf-8"?>
<math xmlns="http://www.w3.org/1998/Math/MathML" display="block">
  <semantics>
    <mrow>
      <mi mathvariant="italic">arctg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frac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n</mi>
              </msup>
              <msup>
                <mi>x</mi>
                <mrow>
                  <mn>2</mn>
                  <mrow>
                    <mi>n</mi>
                    <mo stretchy="false">+</mo>
                    <mn>1</mn>
                  </mrow>
                </mrow>
              </msup>
            </mrow>
            <mrow>
              <mo fence="true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stretchy="false">)</mo>
            </mrow>
          </mfrac>
        </mrow>
        <mo stretchy="false">=</mo>
        <mrow>
          <mi>x</mi>
          <mo stretchy="false">−</mo>
          <mfrac>
            <msup>
              <mi>x</mi>
              <mn>3</mn>
            </msup>
            <mn>3</mn>
          </mfrac>
          <mo stretchy="false">+</mo>
          <mfrac>
            <msup>
              <mi>x</mi>
              <mn>5</mn>
            </msup>
            <mn>5</mn>
          </mfrac>
          <mo stretchy="false">−</mo>
          <mfrac>
            <msup>
              <mi>x</mi>
              <mn>7</mn>
            </msup>
            <mn>7</mn>
          </mfrac>
          <mo stretchy="false">+</mo>
          <mn>...</mn>
        </mrow>
      </mrow>
      <mi>,</mi>
      <mrow>
        <mrow>
          <mo fence="true" stretchy="true">|</mo>
          <mrow>
            <mi>x</mi>
          </mrow>
          <mo fence="true" stretchy="true">|</mo>
        </mrow>
        <mo stretchy="false">≤</mo>
        <mn>1</mn>
      </mrow>
    </mrow>
    <annotation encoding="StarMath 5.0">arctg( x ) = sum from { n = 0 } to { infinity } { { (-1)^n x^{2n+1} } over { (2n+1) } } =x - { x^3 } over 3 + x^5 over 5 - x^7 over 7 + ... , abs{x}&lt;=1 </annotation>
  </semantics>
</math>
</file>